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3.5in"/>
    </style:style>
    <style:style style:name="Table1.D" style:family="table-column">
      <style:table-column-properties style:column-width="1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9648" officeooo:paragraph-rsid="00079648"/>
    </style:style>
    <style:style style:name="P2" style:family="paragraph" style:parent-style-name="Table_20_Contents">
      <style:text-properties officeooo:rsid="00079648" officeooo:paragraph-rsid="00079648"/>
    </style:style>
    <style:style style:name="P3" style:family="paragraph" style:parent-style-name="Table_20_Contents">
      <style:paragraph-properties fo:text-align="center" style:justify-single-word="false"/>
      <style:text-properties officeooo:rsid="00079648" officeooo:paragraph-rsid="00079648"/>
    </style:style>
    <style:style style:name="P4" style:family="paragraph" style:parent-style-name="Table_20_Contents">
      <style:text-properties officeooo:rsid="00095169" officeooo:paragraph-rsid="00095169"/>
    </style:style>
    <style:style style:name="P5" style:family="paragraph" style:parent-style-name="Table_20_Contents">
      <style:text-properties officeooo:rsid="000b1b2c" officeooo:paragraph-rsid="000b1b2c"/>
    </style:style>
    <style:style style:name="T1" style:family="text">
      <style:text-properties officeooo:rsid="00095169"/>
    </style:style>
    <style:style style:name="T2" style:family="text">
      <style:text-properties officeooo:rsid="000b1b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 Sistem Akademik Kampung Inggris Semaran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Modul</text:p>
          </table:table-cell>
          <table:table-cell table:style-name="Table1.A1" office:value-type="string">
            <text:p text:style-name="P3">Sub Modul</text:p>
          </table:table-cell>
          <table:table-cell table:style-name="Table1.D1" office:value-type="string">
            <text:p text:style-name="P3">Harga</text:p>
          </table:table-cell>
        </table:table-row>
        <table:table-row>
          <table:table-cell table:style-name="Table1.A2" table:number-rows-spanned="4" office:value-type="string">
            <text:p text:style-name="P2">1.</text:p>
          </table:table-cell>
          <table:table-cell table:style-name="Table1.A2" table:number-rows-spanned="4" office:value-type="string">
            <text:p text:style-name="P2">Menu Data Master</text:p>
          </table:table-cell>
          <table:table-cell table:style-name="Table1.A2" office:value-type="string">
            <text:p text:style-name="P2">a) CRUD(Create, Read, Update, Delete) menu program studi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">b) <text:s/>CRUD(Create, Read, Update, Delete) menu program studi dan biay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">c) <text:s/>CRUD(Create, Read, Update, Delete) menu</text:p>
            <text:p text:style-name="P2">agam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">d) <text:s/>CRUD(Create, Read, Update, Delete) menu pekerja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2">2.</text:p>
          </table:table-cell>
          <table:table-cell table:style-name="Table1.A2" table:number-rows-spanned="6" office:value-type="string">
            <text:p text:style-name="P2">Pendaftaran</text:p>
          </table:table-cell>
          <table:table-cell table:style-name="Table1.A2" office:value-type="string">
            <text:p text:style-name="P2">a) <text:span text:style-name="T1">Form pendaftaran utama.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b) Form pendaftaran program lanjutan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c) Form pengesahan menjadi peserta (untuk yang datang hanya mendaftar dan tidak bayar pendaftaran)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d) Data Pendaftar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e) Cetak formulir pendaftaran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d) Cetak <text:span text:style-name="T2">k</text:span>witansi pembayaran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P4">3.</text:p>
          </table:table-cell>
          <table:table-cell table:style-name="Table1.A2" table:number-rows-spanned="4" office:value-type="string">
            <text:p text:style-name="P4">Data Master Peserta</text:p>
          </table:table-cell>
          <table:table-cell table:style-name="Table1.A2" office:value-type="string">
            <text:p text:style-name="P4">a) Data <text:span text:style-name="T2">i</text:span>nduk pesert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b) Detail biodata pesert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c) History peserta dalam mengikuti program studi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">d) Menu edit data pesert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P5">4.</text:p>
          </table:table-cell>
          <table:table-cell table:style-name="Table1.A2" table:number-rows-spanned="4" office:value-type="string">
            <text:p text:style-name="P5">Laporan Data Peserta</text:p>
          </table:table-cell>
          <table:table-cell table:style-name="Table1.A2" office:value-type="string">
            <text:p text:style-name="P5">a) Laporan berdasarkan status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b) Laporan berdasarkan kategori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c) Laporan berdasarkan agama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d) Laporan berdasarkan program studi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rows-spanned="2" office:value-type="string">
            <text:p text:style-name="P5">5.</text:p>
          </table:table-cell>
          <table:table-cell table:style-name="Table1.A2" table:number-rows-spanned="2" office:value-type="string">
            <text:p text:style-name="P5">Pembayaran</text:p>
          </table:table-cell>
          <table:table-cell table:style-name="Table1.A2" office:value-type="string">
            <text:p text:style-name="P5">a) Transaksi pembayaran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b) Cetak kwitansi pembayaran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rows-spanned="2" office:value-type="string">
            <text:p text:style-name="P5">6.</text:p>
          </table:table-cell>
          <table:table-cell table:style-name="Table1.A2" table:number-rows-spanned="2" office:value-type="string">
            <text:p text:style-name="P5">Keuangan</text:p>
          </table:table-cell>
          <table:table-cell table:style-name="Table1.A2" office:value-type="string">
            <text:p text:style-name="P5">a) Laporan tagihan perbul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">b) Laporan tagihan individual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9:53:32.754718353</meta:creation-date>
    <dc:date>2017-08-10T20:37:31.816930950</dc:date>
    <meta:editing-duration>PT12M57S</meta:editing-duration>
    <meta:editing-cycles>1</meta:editing-cycles>
    <meta:document-statistic meta:table-count="1" meta:image-count="0" meta:object-count="0" meta:page-count="1" meta:paragraph-count="40" meta:word-count="147" meta:character-count="991" meta:non-whitespace-character-count="881"/>
    <meta:generator>LibreOffice/5.1.6.2$Linux_X86_64 LibreOffice_project/10m0$Build-2</meta:generator>
  </office:meta>
</office:document-meta>
</file>